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co24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196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7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4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18">
            <calcext:condition calcext:apply-style-name="Error" calcext:value="duplicate" calcext:base-cell-address="list.B3"/>
          </calcext:conditional-format>
          <calcext:conditional-format calcext:target-range-address="list.C3:list.C21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BONE MA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BUSAN SANAI GAMES( 캐나다 회사 )</text:p>
          </table:table-cell>
          <table:table-cell table:style-name="ce142" office:value-type="string" calcext:value-type="string">
            <text:p>캐나다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Expotato Corp.</text:p>
          </table:table-cell>
          <table:table-cell table:style-name="ce142" office:value-type="string" calcext:value-type="string">
            <text:p>서울 특별시 강남구 역삼로 227 썬스코빌딩 4층</text:p>
          </table:table-cell>
          <table:table-cell table:style-name="ce150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6" table:number-columns-repeated="3"/>
          <table:table-cell table:style-name="ce146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LAY Mephistowaltz</text:p>
          </table:table-cell>
          <table:table-cell table:style-name="ce142" office:value-type="string" calcext:value-type="string">
            <text:p>경남 김해시 관동로 14 (관동동) 경남콘텐츠기업지원센터 101호</text:p>
            <text:p>플레이 메피스토왈츠</text:p>
          </table:table-cell>
          <table:table-cell table:style-name="ce146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lver C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55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13">
            <calcext:condition calcext:apply-style-name="Error" calcext:value="duplicate" calcext:base-cell-address="developer.A2"/>
          </calcext:conditional-format>
          <calcext:conditional-format calcext:target-range-address="developer.A1:developer.A1020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3" table:default-cell-style-name="ce129"/>
        <table:table-column table:style-name="co24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6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1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19" table:on-update-keep-styles="true" table:on-update-keep-size="false"/>
        <table:database-range table:name="developer_table" table:target-range-address="developer.A2:developer.F1019" table:on-update-keep-styles="true" table:on-update-keep-size="false"/>
        <table:database-range table:name="game_table" table:target-range-address="list.B197:list.C198" table:on-update-keep-styles="true" table:on-update-keep-size="false"/>
        <table:database-range table:name="publisher_name_list" table:target-range-address="publisher.A2:publisher.A1012" table:on-update-keep-styles="true" table:on-update-keep-size="false"/>
        <table:database-range table:name="__Anonymous_Sheet_DB__0" table:target-range-address="list.B2:list.I2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5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 style:data-style-name="N2" text:time-value="09:46:43.04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31T09:47:41.901000000</dc:date>
    <meta:editing-duration>P1DT19H27M39S</meta:editing-duration>
    <meta:editing-cycles>692</meta:editing-cycles>
    <meta:document-statistic meta:table-count="3" meta:cell-count="203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